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6.359cm" svg:height="14.826cm" svg:x="1.041cm" svg:y="2.91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17.4cm" svg:height="0.962cm" svg:x="3.8cm" svg:y="1.2cm">
          <draw:text-box>
            <text:p>Mean = 3.0210097545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27.377cm" svg:height="16.898cm" svg:x="0.223cm" svg:y="2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25.298cm" svg:height="15.834cm" svg:x="1cm" svg:y="2.366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15.4cm" svg:height="0.962cm" svg:x="7.6cm" svg:y="1.6cm">
          <draw:text-box>
            <text:p>Mean: 7.3898914319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26.635cm" svg:height="13.8cm" svg:x="0.648cm" svg:y="3.6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oopasam </meta:initial-creator>
    <meta:creation-date>2014-06-04T12:01:16.200798983</meta:creation-date>
    <meta:printed-by>loopasam </meta:printed-by>
    <meta:print-date>2014-06-04T12:20:59.728297750</meta:print-date>
    <dc:date>2014-06-04T12:36:27.262858173</dc:date>
    <dc:creator>loopasam </dc:creator>
    <meta:editing-duration>PT1M41S</meta:editing-duration>
    <meta:editing-cycles>1</meta:editing-cycles>
    <meta:document-statistic meta:object-count="35"/>
    <meta:generator>LibreOffice/4.1.3.2$Linux_X86_64 LibreOffice_project/4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6.36cm" svg:height="14.827cm" xlink:href="." xlink:type="simple" chart:class="chart:bar" chart:style-name="ch1">
        <chart:plot-area chart:style-name="ch2" chart:data-source-has-labels="both" svg:x="0.977cm" svg:y="1.319cm" svg:width="24.329cm" svg:height="12.792cm">
          <chartooo:coordinate-region svg:x="2.224cm" svg:y="1.527cm" svg:width="23.082cm" svg:height="11.919cm"/>
          <chart:axis chart:dimension="x" chart:name="primary-x" chart:style-name="ch3" chartooo:axis-type="text">
            <chart:categories table:cell-range-address="local-table.$A$2:.$A$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1" chart:label-cell-address="local-table.$B$1" chart:class="chart:bar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601">
                <text:p>1660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637">
                <text:p>256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278">
                <text:p>242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88">
                <text:p>110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844">
                <text:p>68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49">
                <text:p>41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87">
                <text:p>23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00" chart:interval-major="1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378cm" svg:height="16.899cm" xlink:href="." xlink:type="simple" chart:class="chart:line" chart:style-name="ch1">
        <chart:plot-area chart:style-name="ch2" chart:data-source-has-labels="both" svg:x="0.997cm" svg:y="1.483cm" svg:width="25.287cm" svg:height="14.659cm">
          <chartooo:coordinate-region svg:x="1.846cm" svg:y="1.691cm" svg:width="24.237cm" svg:height="13.786cm"/>
          <chart:axis chart:dimension="x" chart:name="primary-x" chart:style-name="ch3" chartooo:axis-type="text">
            <chart:categories table:cell-range-address="local-table.$A$2:.$A$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1" chart:label-cell-address="local-table.$B$1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ulative percentag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.7950477007182">
                <text:p>17.795047700718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.2760210097545">
                <text:p>45.27602100975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1.3002465430378">
                <text:p>71.30024654303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3.1857648193804">
                <text:p>83.18576481938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.5220280844678">
                <text:p>90.52202808446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4.969450101833">
                <text:p>94.9694501018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7.5281380641012">
                <text:p>97.52813806410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8.7222639082431">
                <text:p>98.72226390824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.3375495765892">
                <text:p>99.33754957658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9.6709186407975">
                <text:p>99.67091864079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9.8231321685068">
                <text:p>99.82313216850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9.8906635223497">
                <text:p>99.89066352234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9.9442598349234">
                <text:p>99.94425983492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9.9678422124558">
                <text:p>99.96784221245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9.9860649587309">
                <text:p>99.98606495873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9.9903526637367">
                <text:p>99.99035266373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9.9946403687426">
                <text:p>99.99464036874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9.9978561474971">
                <text:p>99.99785614749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9.9989280737485">
                <text:p>99.99892807374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299cm" svg:height="15.835cm" xlink:href="." xlink:type="simple" chart:class="chart:bar" chart:style-name="ch1">
        <chart:plot-area chart:style-name="ch2" chart:data-source-has-labels="both" svg:x="0.955cm" svg:y="1.399cm" svg:width="23.334cm" svg:height="13.7cm">
          <chartooo:coordinate-region svg:x="2.003cm" svg:y="1.608cm" svg:width="22.286cm" svg:height="12.826cm"/>
          <chart:axis chart:dimension="x" chart:name="primary-x" chart:style-name="ch3" chartooo:axis-type="text">
            <chart:categories table:cell-range-address="local-table.$A$2:.$A$2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7" chart:label-cell-address="local-table.$B$1" chart:class="chart:bar"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16">
                <text:p>16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90">
                <text:p>18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61">
                <text:p>18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9">
                <text:p>14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51">
                <text:p>8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636cm" svg:height="13.801cm" xlink:href="." xlink:type="simple" chart:class="chart:bar" chart:style-name="ch1">
        <chart:legend chart:legend-position="end" svg:x="22.677cm" svg:y="6.334cm" style:legend-expansion="high" chart:style-name="ch2"/>
        <chart:plot-area chart:style-name="ch3" chart:data-source-has-labels="both" svg:x="0.982cm" svg:y="1.239cm" svg:width="20.631cm" svg:height="11.866cm">
          <chartooo:coordinate-region svg:x="2.229cm" svg:y="1.447cm" svg:width="19.384cm" svg:height="10.993cm"/>
          <chart:axis chart:dimension="x" chart:name="primary-x" chart:style-name="ch4" chartooo:axis-type="text">
            <chart:categories table:cell-range-address="local-table.$A$2:.$A$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7" chart:label-cell-address="local-table.$B$1" chart:class="chart:bar">
            <chart:data-point chart:repeated="26"/>
          </chart:series>
          <chart:series chart:style-name="ch8" chart:values-cell-range-address="local-table.$C$2:.$C$27" chart:label-cell-address="local-table.$C$1" chart:class="chart:bar">
            <chart:data-point chart:repeated="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 stop words</text:p>
              </table:table-cell>
              <table:table-cell office:value-type="string">
                <text:p>count no stop word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16601">
                <text:p>1660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5">
                <text:p>105</text:p>
              </table:table-cell>
              <table:table-cell office:value-type="float" office:value="25637">
                <text:p>256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83">
                <text:p>783</text:p>
              </table:table-cell>
              <table:table-cell office:value-type="float" office:value="24278">
                <text:p>242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16">
                <text:p>1616</text:p>
              </table:table-cell>
              <table:table-cell office:value-type="float" office:value="11088">
                <text:p>110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90">
                <text:p>1890</text:p>
              </table:table-cell>
              <table:table-cell office:value-type="float" office:value="6844">
                <text:p>68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67">
                <text:p>2067</text:p>
              </table:table-cell>
              <table:table-cell office:value-type="float" office:value="4149">
                <text:p>41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61">
                <text:p>1861</text:p>
              </table:table-cell>
              <table:table-cell office:value-type="float" office:value="2387">
                <text:p>23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9">
                <text:p>1409</text:p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87">
                <text:p>987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51">
                <text:p>851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5">
                <text:p>53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3">
                <text:p>31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8">
                <text:p>17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1">
                <text:p>15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9">
                <text:p>3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3">
                <text:p>3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6">
                <text:p>1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5">
                <text:p>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